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5.632cm"/>
    </style:style>
    <style:style style:name="co5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5.098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4.232cm"/>
    </style:style>
    <style:style style:name="co10" style:family="table-column">
      <style:table-column-properties fo:break-before="auto" style:column-width="4.161cm"/>
    </style:style>
    <style:style style:name="co11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35cm solid #000000"/>
    </style:style>
    <style:style style:name="ce6" style:family="table-cell" style:parent-style-name="Default">
      <style:table-cell-properties fo:border-bottom="0.035cm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none" fo:border-top="0.035cm solid #000000"/>
    </style:style>
    <style:style style:name="ce8" style:family="table-cell" style:parent-style-name="Default" style:data-style-name="N0">
      <style:table-cell-properties fo:border-bottom="none" fo:border-left="none" fo:border-right="0.035cm solid #000000" fo:border-top="0.035cm solid #000000"/>
    </style:style>
    <style:style style:name="ce9" style:family="table-cell" style:parent-style-name="Default">
      <style:table-cell-properties fo:border-bottom="none" fo:border-left="none" fo:border-right="0.035cm solid #000000" fo:border-top="none"/>
    </style:style>
    <style:style style:name="ce10" style:family="table-cell" style:parent-style-name="Default">
      <style:table-cell-properties fo:border-bottom="0.035cm solid #000000" fo:border-left="none" fo:border-right="0.035cm solid #000000" fo:border-top="none"/>
    </style:style>
    <style:style style:name="ce11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12" style:family="table-cell" style:parent-style-name="Default">
      <style:table-cell-properties fo:border-bottom="none" fo:border-left="none" fo:border-right="0.035cm solid #000000" fo:border-top="0.035cm solid 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7" table:default-cell-style-name="ce4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Кол-во ядер</text:p>
          </table:table-cell>
          <table:table-cell table:style-name="ce5" office:value-type="string">
            <text:p>№ испытания</text:p>
          </table:table-cell>
          <table:table-cell table:style-name="ce7" office:value-type="string">
            <text:p>Время</text:p>
          </table:table-cell>
          <table:table-cell table:style-name="ce8" office:value-type="string">
            <text:p>Минимальное время</text:p>
          </table:table-cell>
          <table:table-cell table:style-name="ce4"/>
          <table:table-cell table:style-name="ce11" office:value-type="string" table:number-columns-spanned="2" table:number-rows-spanned="1">
            <text:p>Результаты измерений</text:p>
          </table:table-cell>
          <table:covered-table-cell table:style-name="ce12"/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1" table:number-columns-spanned="1" table:number-rows-spanned="10">
            <text:p>1</text:p>
          </table:table-cell>
          <table:table-cell office:value-type="float" office:value="1">
            <text:p>1</text:p>
          </table:table-cell>
          <table:table-cell office:value-type="float" office:value="83.30642">
            <text:p>83,31</text:p>
          </table:table-cell>
          <table:table-cell table:style-name="ce9" table:formula="of:=MIN([.C3:.C12]) / 2.5" office:value-type="float" office:value="33.322568" table:number-columns-spanned="1" table:number-rows-spanned="10">
            <text:p>33,32</text:p>
          </table:table-cell>
          <table:table-cell/>
          <table:table-cell table:style-name="ce2" office:value-type="string">
            <text:p>Кол-во ядер</text:p>
          </table:table-cell>
          <table:table-cell table:style-name="ce9" office:value-type="string">
            <text:p>Время, с.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office:value-type="float" office:value="83.483836">
            <text:p>83,48</text:p>
          </table:table-cell>
          <table:covered-table-cell table:style-name="ce9"/>
          <table:table-cell/>
          <table:table-cell table:style-name="ce2" table:formula="of:=INDIRECT(ADDRESS( ROW([.$F4]) * 10 - 37;COLUMN([.$A$3])))" office:value-type="float" office:value="1">
            <text:p>1</text:p>
          </table:table-cell>
          <table:table-cell table:style-name="ce9" table:formula="of:=INDIRECT(ADDRESS( ROW([.$G3]) * 10 - 27;COLUMN([.$D$3])))" office:value-type="float" office:value="33.322568">
            <text:p>33,32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formula="of:=83.451733" office:value-type="float" office:value="83.451733">
            <text:p>83,45</text:p>
          </table:table-cell>
          <table:covered-table-cell table:style-name="ce9"/>
          <table:table-cell/>
          <table:table-cell table:style-name="ce2" table:formula="of:=INDIRECT(ADDRESS( ROW([.$F5]) * 10 - 37;COLUMN([.$A$3])))" office:value-type="float" office:value="2">
            <text:p>2</text:p>
          </table:table-cell>
          <table:table-cell table:style-name="ce9" table:formula="of:=INDIRECT(ADDRESS( ROW([.$G4]) * 10 - 27;COLUMN([.$D$3])))" office:value-type="float" office:value="17.7028188">
            <text:p>17,7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office:value-type="float" office:value="83.481563">
            <text:p>83,48</text:p>
          </table:table-cell>
          <table:covered-table-cell table:style-name="ce9"/>
          <table:table-cell/>
          <table:table-cell table:style-name="ce2" table:formula="of:=INDIRECT(ADDRESS( ROW([.$F6]) * 10 - 37;COLUMN([.$A$3])))" office:value-type="float" office:value="4">
            <text:p>4</text:p>
          </table:table-cell>
          <table:table-cell table:style-name="ce9" table:formula="of:=INDIRECT(ADDRESS( ROW([.$G5]) * 10 - 27;COLUMN([.$D$3])))" office:value-type="float" office:value="9.2847096">
            <text:p>9,28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office:value-type="float" office:value="83.349488">
            <text:p>83,35</text:p>
          </table:table-cell>
          <table:covered-table-cell table:style-name="ce9"/>
          <table:table-cell/>
          <table:table-cell table:style-name="ce2" table:formula="of:=INDIRECT(ADDRESS( ROW([.$F7]) * 10 - 37;COLUMN([.$A$3])))" office:value-type="float" office:value="8">
            <text:p>8</text:p>
          </table:table-cell>
          <table:table-cell table:style-name="ce9" table:formula="of:=INDIRECT(ADDRESS( ROW([.$G6]) * 10 - 27;COLUMN([.$D$3])))" office:value-type="float" office:value="5.0254612">
            <text:p>5,03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office:value-type="float" office:value="83.354876">
            <text:p>83,35</text:p>
          </table:table-cell>
          <table:covered-table-cell table:style-name="ce9"/>
          <table:table-cell/>
          <table:table-cell table:style-name="ce3" table:formula="of:=INDIRECT(ADDRESS( ROW([.$F8]) * 10 - 37;COLUMN([.$A$3])))" office:value-type="float" office:value="16">
            <text:p>16</text:p>
          </table:table-cell>
          <table:table-cell table:style-name="ce10" table:formula="of:=INDIRECT(ADDRESS( ROW([.$G7]) * 10 - 27;COLUMN([.$D$3])))" office:value-type="float" office:value="2.5914368">
            <text:p>2,59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office:value-type="float" office:value="83.385525">
            <text:p>83,39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office:value-type="float" office:value="83.441815">
            <text:p>83,44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office:value-type="float" office:value="83.455552">
            <text:p>83,46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10">
            <text:p>10</text:p>
          </table:table-cell>
          <table:table-cell office:value-type="float" office:value="83.44288">
            <text:p>83,44</text:p>
          </table:table-cell>
          <table:covered-table-cell table:style-name="ce9"/>
          <table:table-cell/>
          <table:table-cell table:style-name="ce11" office:value-type="string" table:number-columns-spanned="2" table:number-rows-spanned="1">
            <text:p>Ускорение</text:p>
          </table:table-cell>
          <table:covered-table-cell table:style-name="ce12"/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2" table:number-columns-spanned="1" table:number-rows-spanned="10">
            <text:p>2</text:p>
          </table:table-cell>
          <table:table-cell office:value-type="float" office:value="1">
            <text:p>1</text:p>
          </table:table-cell>
          <table:table-cell office:value-type="float" office:value="44.259589">
            <text:p>44,26</text:p>
          </table:table-cell>
          <table:table-cell table:style-name="ce9" table:formula="of:=MIN([.C13:.C22]) / 2.5" office:value-type="float" office:value="17.7028188" table:number-columns-spanned="1" table:number-rows-spanned="10">
            <text:p>17,7</text:p>
          </table:table-cell>
          <table:table-cell/>
          <table:table-cell table:style-name="ce2" office:value-type="string">
            <text:p>Кол-во ядер</text:p>
          </table:table-cell>
          <table:table-cell table:style-name="ce9" office:value-type="string">
            <text:p>У.е.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office:value-type="float" office:value="44.390325">
            <text:p>44,39</text:p>
          </table:table-cell>
          <table:covered-table-cell table:style-name="ce9"/>
          <table:table-cell/>
          <table:table-cell table:style-name="ce2" table:formula="of:=[.F4]" office:value-type="float" office:value="1">
            <text:p>1</text:p>
          </table:table-cell>
          <table:table-cell table:style-name="ce9" table:formula="of:=[.$G$4]/[.G4]" office:value-type="float" office:value="1">
            <text:p>1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office:value-type="float" office:value="44.38574">
            <text:p>44,39</text:p>
          </table:table-cell>
          <table:covered-table-cell table:style-name="ce9"/>
          <table:table-cell/>
          <table:table-cell table:style-name="ce2" table:formula="of:=[.F5]" office:value-type="float" office:value="2">
            <text:p>2</text:p>
          </table:table-cell>
          <table:table-cell table:style-name="ce9" table:formula="of:=[.$G$4]/[.G5]" office:value-type="float" office:value="1.88233119123379">
            <text:p>1,88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office:value-type="float" office:value="44.335006">
            <text:p>44,34</text:p>
          </table:table-cell>
          <table:covered-table-cell table:style-name="ce9"/>
          <table:table-cell/>
          <table:table-cell table:style-name="ce2" table:formula="of:=[.F6]" office:value-type="float" office:value="4">
            <text:p>4</text:p>
          </table:table-cell>
          <table:table-cell table:style-name="ce9" table:formula="of:=[.$G$4]/[.G6]" office:value-type="float" office:value="3.58897256194206">
            <text:p>3,59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office:value-type="float" office:value="44.272773">
            <text:p>44,27</text:p>
          </table:table-cell>
          <table:covered-table-cell table:style-name="ce9"/>
          <table:table-cell/>
          <table:table-cell table:style-name="ce2" table:formula="of:=[.F7]" office:value-type="float" office:value="8">
            <text:p>8</text:p>
          </table:table-cell>
          <table:table-cell table:style-name="ce9" table:formula="of:=[.$G$4]/[.G7]" office:value-type="float" office:value="6.63074823858952">
            <text:p>6,63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office:value-type="float" office:value="44.336607">
            <text:p>44,34</text:p>
          </table:table-cell>
          <table:covered-table-cell table:style-name="ce9"/>
          <table:table-cell office:value-type="string">
            <text:p><text:s/></text:p>
          </table:table-cell>
          <table:table-cell table:style-name="ce3" table:formula="of:=[.F8]" office:value-type="float" office:value="16">
            <text:p>16</text:p>
          </table:table-cell>
          <table:table-cell table:style-name="ce10" table:formula="of:=[.$G$4]/[.G8]" office:value-type="float" office:value="12.8587230064804">
            <text:p>12,86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office:value-type="float" office:value="44.393097">
            <text:p>44,39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office:value-type="float" office:value="44.257047">
            <text:p>44,26</text:p>
          </table:table-cell>
          <table:covered-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office:value-type="float" office:value="44.314134">
            <text:p>44,31</text:p>
          </table:table-cell>
          <table:covered-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covered-table-cell table:style-name="ce2"/>
          <table:table-cell office:value-type="float" office:value="10">
            <text:p>10</text:p>
          </table:table-cell>
          <table:table-cell office:value-type="float" office:value="44.390943">
            <text:p>44,39</text:p>
          </table:table-cell>
          <table:covered-table-cell table:style-name="ce9"/>
          <table:table-cell/>
          <table:table-cell table:style-name="ce11" office:value-type="string" table:number-columns-spanned="2" table:number-rows-spanned="1">
            <text:p>Эффективность</text:p>
          </table:table-cell>
          <table:covered-table-cell table:style-name="ce12"/>
          <table:table-cell table:number-columns-repeated="4"/>
        </table:table-row>
        <table:table-row table:style-name="ro1">
          <table:table-cell table:style-name="ce2" office:value-type="float" office:value="4" table:number-columns-spanned="1" table:number-rows-spanned="10">
            <text:p>4</text:p>
          </table:table-cell>
          <table:table-cell office:value-type="float" office:value="1">
            <text:p>1</text:p>
          </table:table-cell>
          <table:table-cell office:value-type="float" office:value="23.211774">
            <text:p>23,21</text:p>
          </table:table-cell>
          <table:table-cell table:style-name="ce9" table:formula="of:=MIN([.C23:.C32]) / 2.5" office:value-type="float" office:value="9.2847096" table:number-columns-spanned="1" table:number-rows-spanned="10">
            <text:p>9,28</text:p>
          </table:table-cell>
          <table:table-cell/>
          <table:table-cell table:style-name="ce2" office:value-type="string">
            <text:p>Кол-во ядер</text:p>
          </table:table-cell>
          <table:table-cell table:style-name="ce9" office:value-type="string">
            <text:p>У.е.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office:value-type="float" office:value="23.263496">
            <text:p>23,26</text:p>
          </table:table-cell>
          <table:covered-table-cell table:style-name="ce9"/>
          <table:table-cell/>
          <table:table-cell table:style-name="ce2" table:formula="of:=[.F4]" office:value-type="float" office:value="1">
            <text:p>1</text:p>
          </table:table-cell>
          <table:table-cell table:style-name="ce9" table:formula="of:=[.G14]/[.F24]" office:value-type="float" office:value="1">
            <text:p>1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office:value-type="float" office:value="23.281212">
            <text:p>23,28</text:p>
          </table:table-cell>
          <table:covered-table-cell table:style-name="ce9"/>
          <table:table-cell/>
          <table:table-cell table:style-name="ce2" table:formula="of:=[.F5]" office:value-type="float" office:value="2">
            <text:p>2</text:p>
          </table:table-cell>
          <table:table-cell table:style-name="ce9" table:formula="of:=[.G15]/[.F25]" office:value-type="float" office:value="0.941165595616897">
            <text:p>0,94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office:value-type="float" office:value="23.284862">
            <text:p>23,28</text:p>
          </table:table-cell>
          <table:covered-table-cell table:style-name="ce9"/>
          <table:table-cell/>
          <table:table-cell table:style-name="ce2" table:formula="of:=[.F6]" office:value-type="float" office:value="4">
            <text:p>4</text:p>
          </table:table-cell>
          <table:table-cell table:style-name="ce9" table:formula="of:=[.G16]/[.F26]" office:value-type="float" office:value="0.897243140485514">
            <text:p>0,9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office:value-type="float" office:value="23.270534">
            <text:p>23,27</text:p>
          </table:table-cell>
          <table:covered-table-cell table:style-name="ce9"/>
          <table:table-cell/>
          <table:table-cell table:style-name="ce2" table:formula="of:=[.F7]" office:value-type="float" office:value="8">
            <text:p>8</text:p>
          </table:table-cell>
          <table:table-cell table:style-name="ce9" table:formula="of:=[.G17]/[.F27]" office:value-type="float" office:value="0.828843529823691">
            <text:p>0,83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office:value-type="float" office:value="23.256698">
            <text:p>23,26</text:p>
          </table:table-cell>
          <table:covered-table-cell table:style-name="ce9"/>
          <table:table-cell/>
          <table:table-cell table:style-name="ce3" table:formula="of:=[.F8]" office:value-type="float" office:value="16">
            <text:p>16</text:p>
          </table:table-cell>
          <table:table-cell table:style-name="ce10" table:formula="of:=[.G18]/[.F28]" office:value-type="float" office:value="0.803670187905026">
            <text:p>0,8</text:p>
          </table:table-cell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office:value-type="float" office:value="23.295208">
            <text:p>23,3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office:value-type="float" office:value="23.273748">
            <text:p>23,27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office:value-type="float" office:value="23.300432">
            <text:p>23,3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10">
            <text:p>10</text:p>
          </table:table-cell>
          <table:table-cell office:value-type="float" office:value="23.249017">
            <text:p>23,25</text:p>
          </table:table-cell>
          <table:covered-table-cell table:style-name="ce9"/>
          <table:table-cell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8" table:number-columns-spanned="1" table:number-rows-spanned="10">
            <text:p>8</text:p>
          </table:table-cell>
          <table:table-cell office:value-type="float" office:value="1">
            <text:p>1</text:p>
          </table:table-cell>
          <table:table-cell office:value-type="float" office:value="12.853376">
            <text:p>12,85</text:p>
          </table:table-cell>
          <table:table-cell table:style-name="ce9" table:formula="of:=MIN([.C33:.C42]) / 2.5" office:value-type="float" office:value="5.0254612" table:number-columns-spanned="1" table:number-rows-spanned="10">
            <text:p>5,03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office:value-type="float" office:value="12.568777">
            <text:p>12,57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office:value-type="float" office:value="12.563653">
            <text:p>12,56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office:value-type="float" office:value="12.591557">
            <text:p>12,59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office:value-type="float" office:value="12.61342">
            <text:p>12,61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office:value-type="float" office:value="12.628707">
            <text:p>12,63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office:value-type="float" office:value="12.636896">
            <text:p>12,64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office:value-type="float" office:value="12.63829">
            <text:p>12,64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office:value-type="float" office:value="12.629593">
            <text:p>12,63</text:p>
          </table:table-cell>
          <table:covered-table-cell table:style-name="ce9"/>
          <table:table-cell table:number-columns-repeated="7"/>
        </table:table-row>
        <table:table-row table:style-name="ro1">
          <table:covered-table-cell table:style-name="ce2"/>
          <table:table-cell office:value-type="float" office:value="10">
            <text:p>10</text:p>
          </table:table-cell>
          <table:table-cell office:value-type="float" office:value="12.636816">
            <text:p>12,64</text:p>
          </table:table-cell>
          <table:covered-table-cell table:style-name="ce9"/>
          <table:table-cell table:number-columns-repeated="7"/>
        </table:table-row>
        <table:table-row table:style-name="ro1">
          <table:table-cell table:style-name="ce3" office:value-type="float" office:value="16" table:number-columns-spanned="1" table:number-rows-spanned="10">
            <text:p>16</text:p>
          </table:table-cell>
          <table:table-cell office:value-type="float" office:value="1">
            <text:p>1</text:p>
          </table:table-cell>
          <table:table-cell office:value-type="float" office:value="6.478592">
            <text:p>6,48</text:p>
          </table:table-cell>
          <table:table-cell table:style-name="ce10" table:formula="of:=MIN([.C43:.C52]) / 2.5" office:value-type="float" office:value="2.5914368" table:number-columns-spanned="1" table:number-rows-spanned="10">
            <text:p>2,59</text:p>
          </table:table-cell>
          <table:table-cell table:number-columns-repeated="7"/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office:value-type="float" office:value="6.56233">
            <text:p>6,56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office:value-type="float" office:value="6.859265">
            <text:p>6,86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office:value-type="float" office:value="6.848586">
            <text:p>6,85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office:value-type="float" office:value="6.862837">
            <text:p>6,86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office:value-type="float" office:value="6.878263">
            <text:p>6,88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office:value-type="float" office:value="6.86375">
            <text:p>6,86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office:value-type="float" office:value="6.798058">
            <text:p>6,8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office:value-type="float" office:value="6.86063">
            <text:p>6,86</text:p>
          </table:table-cell>
          <table:covered-table-cell table:style-name="ce9"/>
          <table:table-cell table:number-columns-repeated="3"/>
          <table:table-cell table:style-name="ce4"/>
          <table:table-cell table:number-columns-repeated="3"/>
        </table:table-row>
        <table:table-row table:style-name="ro1">
          <table:covered-table-cell table:style-name="ce3"/>
          <table:table-cell table:style-name="ce6" office:value-type="float" office:value="10">
            <text:p>10</text:p>
          </table:table-cell>
          <table:table-cell table:style-name="ce6" office:value-type="float" office:value="6.860799">
            <text:p>6,86</text:p>
          </table:table-cell>
          <table:covered-table-cell table:style-name="ce10"/>
          <table:table-cell table:number-columns-repeated="3"/>
          <table:table-cell table:style-name="ce4"/>
          <table:table-cell table:number-columns-repeated="3"/>
        </table:table-row>
        <table:table-row table:style-name="ro1" table:number-rows-repeated="9">
          <table:table-cell table:number-columns-repeated="7"/>
          <table:table-cell table:style-name="ce4"/>
          <table:table-cell table:number-columns-repeated="3"/>
        </table:table-row>
        <table:table-row table:style-name="ro1" table:number-rows-repeated="69"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29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4"/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7">07.05.2024</text:date>, <text:time>23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6M19S</meta:editing-duration>
    <meta:editing-cycles>10</meta:editing-cycles>
    <meta:generator>OpenOffice/4.1.5$Win32 OpenOffice.org_project/415m1$Build-9789</meta:generator>
    <dc:date>2024-05-07T23:18:23.03</dc:date>
    <dc:creator>Загнеев </dc:creator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